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Noto Serif" fo:font-size="10pt" style:font-size-asian="10pt" style:font-size-complex="10pt"/>
    </style:style>
    <style:style style:name="T1" style:family="text">
      <style:text-properties style:font-name="Noto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56cm" svg:height="0.366cm" svg:x="0.067cm" svg:y="1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59cm" svg:height="1.217cm" svg:x="2.644cm" svg:y="0.145cm">
          <draw:text-box>
            <text:p><text:span text:style-name="T1">build model</text:span></text:p>
            <text:p><text:span text:style-name="T1">for each Driver</text:span></text:p>
          </draw:text-box>
        </draw:frame>
        <draw:frame draw:style-name="gr2" draw:text-style-name="P2" draw:layer="layout" svg:width="2.695cm" svg:height="1.217cm" svg:x="2.644cm" svg:y="2.242cm">
          <draw:text-box>
            <text:p><text:span text:style-name="T1">build model</text:span></text:p>
            <text:p><text:span text:style-name="T1">for all Driver</text:span></text:p>
          </draw:text-box>
        </draw:frame>
        <draw:frame draw:style-name="gr2" draw:text-style-name="P2" draw:layer="layout" svg:width="4.02cm" svg:height="0.734cm" svg:x="7.006cm" svg:y="0.849cm">
          <draw:text-box>
            <text:p><text:span text:style-name="T1">global normalization</text:span></text:p>
          </draw:text-box>
        </draw:frame>
        <draw:frame draw:style-name="gr2" draw:text-style-name="P2" draw:layer="layout" svg:width="4.541cm" svg:height="0.734cm" svg:x="7.006cm" svg:y="-0.114cm">
          <draw:text-box>
            <text:p><text:span text:style-name="T1">normalization by driver</text:span></text:p>
          </draw:text-box>
        </draw:frame>
        <draw:line draw:style-name="gr3" draw:text-style-name="P1" draw:layer="layout" svg:x1="0.599cm" svg:y1="1.669cm" svg:x2="2.25cm" svg:y2="1.034cm">
          <text:p/>
        </draw:line>
        <draw:frame draw:style-name="gr2" draw:text-style-name="P2" draw:layer="layout" svg:width="4.02cm" svg:height="0.734cm" svg:x="7.006cm" svg:y="2.949cm">
          <draw:text-box>
            <text:p><text:span text:style-name="T1">global normalization</text:span></text:p>
          </draw:text-box>
        </draw:frame>
        <draw:frame draw:style-name="gr2" draw:text-style-name="P2" draw:layer="layout" svg:width="4.541cm" svg:height="0.734cm" svg:x="7.006cm" svg:y="1.986cm">
          <draw:text-box>
            <text:p><text:span text:style-name="T1">normalization by driver</text:span></text:p>
          </draw:text-box>
        </draw:frame>
        <draw:line draw:style-name="gr3" draw:text-style-name="P1" draw:layer="layout" svg:x1="0.6cm" svg:y1="1.934cm" svg:x2="2.251cm" svg:y2="2.569cm">
          <text:p/>
        </draw:line>
        <draw:line draw:style-name="gr3" draw:text-style-name="P1" draw:layer="layout" svg:x1="5.814cm" svg:y1="1.007cm" svg:x2="6.952cm" svg:y2="1.271cm">
          <text:p/>
        </draw:line>
        <draw:line draw:style-name="gr3" draw:text-style-name="P1" draw:layer="layout" svg:x1="5.814cm" svg:y1="3.107cm" svg:x2="6.952cm" svg:y2="3.371cm">
          <text:p/>
        </draw:line>
        <draw:line draw:style-name="gr3" draw:text-style-name="P1" draw:layer="layout" svg:x1="5.814cm" svg:y1="2.671cm" svg:x2="6.952cm" svg:y2="2.407cm">
          <text:p/>
        </draw:line>
        <draw:line draw:style-name="gr3" draw:text-style-name="P1" draw:layer="layout" svg:x1="5.814cm" svg:y1="0.571cm" svg:x2="6.952cm" svg:y2="0.3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5-07-13T17:59:08.093928938</meta:creation-date>
    <dc:date>2015-07-13T19:12:12.427691592</dc:date>
    <dc:creator>peter </dc:creator>
    <meta:editing-duration>PT48M35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